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1ed80c"/>
    </style:style>
    <style:style style:name="P2" style:family="paragraph" style:parent-style-name="Standard">
      <style:text-properties style:font-name="Ubuntu" fo:font-size="14pt" officeooo:paragraph-rsid="001ed80c" style:font-size-asian="14pt" style:font-size-complex="14pt"/>
    </style:style>
    <style:style style:name="P3" style:family="paragraph" style:parent-style-name="Text_20_body">
      <style:text-properties fo:font-variant="normal" fo:text-transform="none" fo:color="#000000" style:font-name="Arial" fo:font-size="10.5pt" fo:letter-spacing="normal" fo:font-style="normal" fo:font-weight="normal" officeooo:paragraph-rsid="001ed80c"/>
    </style:style>
    <style:style style:name="P4" style:family="paragraph" style:parent-style-name="Text_20_body">
      <style:text-properties officeooo:paragraph-rsid="0020223f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Arial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style:line-height-at-least="0.1874in" fo:text-align="start" style:justify-single-word="false" fo:text-indent="0in" style:auto-text-indent="false" fo:background-color="#eeeeee" fo:padding="0in" fo:border="none">
        <style:background-image/>
      </style:paragraph-properties>
    </style:style>
    <style:style style:name="P8" style:family="paragraph" style:parent-style-name="Preformatted_20_Text">
      <style:paragraph-properties fo:margin-top="0in" fo:margin-bottom="0in" style:contextual-spacing="false" style:line-height-at-least="0.1874in" fo:text-align="start" style:justify-single-word="false" fo:background-color="#eeeeee" fo:padding="0in" fo:border="none">
        <style:background-image/>
      </style:paragraph-properties>
    </style:style>
    <style:style style:name="T1" style:family="text">
      <style:text-properties officeooo:rsid="001ed80c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officeooo:rsid="001ed80c" fo:background-color="#eeeeee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4" style:family="text">
      <style:text-properties fo:font-variant="normal" fo:text-transform="none" fo:color="#000000" style:font-name="Arial" fo:font-size="10.5pt" fo:letter-spacing="normal" fo:font-style="normal"/>
    </style:style>
    <style:style style:name="T5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10.5pt" fo:letter-spacing="normal" fo:font-style="normal" fo:font-weight="normal" officeooo:rsid="001ed80c"/>
    </style:style>
    <style:style style:name="T7" style:family="text">
      <style:text-properties fo:font-variant="normal" fo:text-transform="none" fo:color="#000000" style:font-name="Arial" fo:font-size="10.5pt" fo:letter-spacing="normal" fo:font-style="normal" fo:font-weight="normal" officeooo:rsid="0020223f" fo:background-color="transparent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 officeooo:rsid="0020223f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font-name="Arial" fo:font-size="10.5pt" fo:letter-spacing="normal" fo:font-style="normal" fo:font-weight="normal" officeooo:rsid="0020223f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bold" fo:background-color="transparent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bold" officeooo:rsid="0020223f" fo:background-color="transparent"/>
    </style:style>
    <style:style style:name="T12" style:family="text">
      <style:text-properties fo:font-variant="normal" fo:text-transform="none" fo:color="#000000" style:font-name="Arial" fo:font-size="10.5pt" fo:letter-spacing="normal" fo:font-style="italic" fo:font-weight="normal" officeooo:rsid="001ed80c" fo:background-color="transparent"/>
    </style:style>
    <style:style style:name="T13" style:family="text">
      <style:text-properties fo:font-variant="normal" fo:text-transform="none" fo:color="#800000" style:font-name="Consolas" fo:font-size="10.5pt" fo:letter-spacing="normal" fo:font-style="normal" fo:font-weight="normal" fo:background-color="transparent"/>
    </style:style>
    <style:style style:name="T14" style:family="text">
      <style:text-properties officeooo:rsid="0020223f"/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Установка соединения</text:span></text:p>
      <text:p text:style-name="P1"><text:span text:style-name="T1"/></text:p>
      <text:p text:style-name="P4"><text:span text:style-name="Emphasis"><text:span text:style-name="T7">1. </text:span></text:span><text:span text:style-name="Emphasis"><text:span text:style-name="T12">AndroidManifest.xml</text:span></text:span><text:span text:style-name="T6"> file, add </text:span><text:span text:style-name="Source_20_Text"><text:span text:style-name="T2">android:debuggable="true"</text:span></text:span><text:span text:style-name="T6"> to the</text:span><text:span text:style-name="Source_20_Text"><text:span text:style-name="T2">&lt;application&gt;</text:span></text:span><text:span text:style-name="T6"> element</text:span></text:p>
      <text:p text:style-name="P4"><text:span text:style-name="T9">2. </text:span><text:span text:style-name="T5">On device, </text:span><text:span text:style-name="Strong_20_Emphasis"><text:span text:style-name="T10">Settings &gt; Security</text:span></text:span><text:span text:style-name="T5"> enable </text:span><text:span text:style-name="Strong_20_Emphasis"><text:span text:style-name="T10">Unknown sources</text:span></text:span></text:p>
      <text:p text:style-name="P4"><text:span text:style-name="Strong_20_Emphasis"><text:span text:style-name="T8">3. </text:span></text:span><text:span text:style-name="T5">On device, </text:span><text:span text:style-name="Strong_20_Emphasis"><text:span text:style-name="T10">Settings &gt; Developer options</text:span></text:span><text:span text:style-name="T5"> enable </text:span><text:span text:style-name="Strong_20_Emphasis"><text:span text:style-name="T10">USB debugging</text:span></text:span></text:p>
      <text:p text:style-name="P1"><text:span text:style-name="T1"/></text:p>
      <text:p text:style-name="P1"><text:span text:style-name="T1"/></text:p>
      <text:p text:style-name="P3"><text:span text:style-name="T14">4. </text:span><text:span text:style-name="T1">Create a file named /tmp/android.rules with the following contents (hex vendor numbers were taken from the vendor list page):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bb4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e79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502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b05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413c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89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91e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8d1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bb4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2d1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24e3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2116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82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7ef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004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22b8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09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2080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955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2257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0a9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d4d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71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da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5c6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f53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e8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4dd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fce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0930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7"><text:span text:style-name="Source_20_Text"><text:span text:style-name="T3">SUBSYSTEM==</text:span></text:span><text:span text:style-name="Source_20_Text"><text:span text:style-name="T13">"usb"</text:span></text:span><text:span text:style-name="Source_20_Text"><text:span text:style-name="T3">, ATTRS{idVendor}==</text:span></text:span><text:span text:style-name="Source_20_Text"><text:span text:style-name="T13">"19d2"</text:span></text:span><text:span text:style-name="Source_20_Text"><text:span text:style-name="T3">, MODE=</text:span></text:span><text:span text:style-name="Source_20_Text"><text:span text:style-name="T13">"0666"</text:span></text:span></text:p>
      <text:p text:style-name="P5"/>
      <text:p text:style-name="P5"><text:span text:style-name="T14">5. </text:span>Run the following commands:</text:p>
      <text:p text:style-name="P7"><text:span text:style-name="Source_20_Text"><text:span text:style-name="T3">sudo cp /tmp/android.rules /etc/udev/rules.d/</text:span></text:span><text:span text:style-name="Source_20_Text"><text:span text:style-name="T13">51</text:span></text:span><text:span text:style-name="Source_20_Text"><text:span text:style-name="T3">-android.rules</text:span></text:span></text:p>
      <text:p text:style-name="P7"><text:span text:style-name="Source_20_Text"><text:span text:style-name="T3">sudo chmod </text:span></text:span><text:span text:style-name="Source_20_Text"><text:span text:style-name="T13">644</text:span></text:span><text:span text:style-name="Source_20_Text"><text:span text:style-name="T3"> <text:s text:c="2"/>/etc/udev/rules.d/</text:span></text:span><text:span text:style-name="Source_20_Text"><text:span text:style-name="T13">51</text:span></text:span><text:span text:style-name="Source_20_Text"><text:span text:style-name="T3">-android.rules</text:span></text:span></text:p>
      <text:p text:style-name="P7"><text:span text:style-name="Source_20_Text"><text:span text:style-name="T3">sudo chown root. /etc/udev/rules.d/</text:span></text:span><text:span text:style-name="Source_20_Text"><text:span text:style-name="T13">51</text:span></text:span><text:span text:style-name="Source_20_Text"><text:span text:style-name="T3">-android.rules</text:span></text:span></text:p>
      <text:p text:style-name="P8"><text:span text:style-name="Source_20_Text"><text:span text:style-name="T3">sudo service udev restart</text:span></text:span></text:p>
      <text:p text:style-name="P8"><text:span text:style-name="Source_20_Text"><text:span text:style-name="T3">sudo killall adb</text:span></text:span></text:p>
      <text:p text:style-name="P5"><text:span text:style-name="T14">6. </text:span>Disconnect the USB cable between the phone and the computer.</text:p>
      <text:p text:style-name="P5"><text:span text:style-name="T14">7. </text:span>Reconnect the phone.</text:p>
      <text:p text:style-name="P6"><text:span text:style-name="T9">8. </text:span><text:span text:style-name="T5">Run </text:span><text:span text:style-name="Strong_20_Emphasis"><text:span text:style-name="T10">adb devices</text:span></text:span><text:span text:style-name="T5"> to confirm that now it has permission to access the phone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reebie </meta:initial-creator>
    <meta:creation-date>2014-02-08T22:55:26</meta:creation-date>
    <dc:date>2014-02-08T22:58:23</dc:date>
    <dc:creator>phreebie </dc:creator>
    <meta:editing-duration>PT1M2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45" meta:word-count="196" meta:character-count="2424" meta:non-whitespace-character-count="2271"/>
  </office:meta>
</office:document-meta>
</file>